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c33dc" officeooo:paragraph-rsid="000c33dc"/>
    </style:style>
    <style:style style:name="P2" style:family="paragraph" style:parent-style-name="Standard" style:list-style-name="L1">
      <style:text-properties officeooo:rsid="000c33dc" officeooo:paragraph-rsid="000c33dc"/>
    </style:style>
    <style:style style:name="P3" style:family="paragraph" style:parent-style-name="Standard" style:list-style-name="L1">
      <style:text-properties officeooo:rsid="000c33dc" officeooo:paragraph-rsid="000cbcf6"/>
    </style:style>
    <style:style style:name="P4" style:family="paragraph" style:parent-style-name="Standard" style:list-style-name="L1">
      <style:text-properties officeooo:rsid="000cbcf6" officeooo:paragraph-rsid="000cbcf6"/>
    </style:style>
    <style:style style:name="P5" style:family="paragraph" style:parent-style-name="Standard" style:list-style-name="L1">
      <style:text-properties officeooo:rsid="000e7f3b" officeooo:paragraph-rsid="000e7f3b"/>
    </style:style>
    <style:style style:name="P6" style:family="paragraph" style:parent-style-name="Standard" style:list-style-name="L1">
      <style:text-properties officeooo:rsid="000ff806" officeooo:paragraph-rsid="000ff806"/>
    </style:style>
    <style:style style:name="P7" style:family="paragraph" style:parent-style-name="Standard" style:list-style-name="L1">
      <style:text-properties officeooo:rsid="0011657a" officeooo:paragraph-rsid="0011657a"/>
    </style:style>
    <style:style style:name="P8" style:family="paragraph" style:parent-style-name="Standard" style:list-style-name="L1">
      <style:text-properties officeooo:rsid="0012e260" officeooo:paragraph-rsid="0012e260"/>
    </style:style>
    <style:style style:name="P9" style:family="paragraph" style:parent-style-name="Standard" style:list-style-name="L1">
      <style:text-properties officeooo:rsid="0013fc74" officeooo:paragraph-rsid="0013fc74"/>
    </style:style>
    <style:style style:name="P10" style:family="paragraph" style:parent-style-name="Standard" style:list-style-name="L1">
      <style:text-properties officeooo:rsid="0015b7a7" officeooo:paragraph-rsid="0015b7a7"/>
    </style:style>
    <style:style style:name="P11" style:family="paragraph" style:parent-style-name="Standard" style:list-style-name="L1">
      <style:text-properties officeooo:rsid="0016350e" officeooo:paragraph-rsid="0016350e"/>
    </style:style>
    <style:style style:name="P12" style:family="paragraph" style:parent-style-name="Standard" style:list-style-name="L1">
      <style:text-properties officeooo:rsid="00171646" officeooo:paragraph-rsid="00171646"/>
    </style:style>
    <style:style style:name="P13" style:family="paragraph" style:parent-style-name="Standard" style:list-style-name="L1">
      <style:text-properties officeooo:rsid="0018ec28" officeooo:paragraph-rsid="0018ec28"/>
    </style:style>
    <style:style style:name="P14" style:family="paragraph" style:parent-style-name="Standard" style:list-style-name="L1">
      <style:text-properties officeooo:rsid="001a37bf" officeooo:paragraph-rsid="001a37bf"/>
    </style:style>
    <style:style style:name="P15" style:family="paragraph" style:parent-style-name="Standard" style:list-style-name="L1">
      <style:text-properties officeooo:rsid="001af0c8" officeooo:paragraph-rsid="001af0c8"/>
    </style:style>
    <style:style style:name="P16" style:family="paragraph" style:parent-style-name="Standard" style:list-style-name="L1">
      <style:text-properties officeooo:rsid="001c566c" officeooo:paragraph-rsid="001c566c"/>
    </style:style>
    <style:style style:name="P17" style:family="paragraph" style:parent-style-name="Standard" style:list-style-name="L1">
      <style:text-properties officeooo:rsid="001cf039" officeooo:paragraph-rsid="001cf039"/>
    </style:style>
    <style:style style:name="T1" style:family="text">
      <style:text-properties officeooo:rsid="000cbcf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eñal Senoidal →<text:span text:style-name="T1"> 20 muestras</text:span></text:p>
      <text:p text:style-name="P1"/>
      <text:list xml:id="list3668978908" text:style-name="L1">
        <text:list-item>
          <text:p text:style-name="P3">1 hz: </text:p>
          <text:list>
            <text:list-item>
              <text:p text:style-name="P3">4.06,4.07,4.07,4.07,4.08,4.08,4.09,4.09,4.09,4.10,4.10,4.10,4.11,4.12,4.12,4.12,4.12,4.13,4.13,4.13</text:p>
            </text:list-item>
          </text:list>
        </text:list-item>
        <text:list-item>
          <text:p text:style-name="P2">50 hz</text:p>
          <text:list>
            <text:list-item>
              <text:p text:style-name="P4">1.70,1.83,1.97,2.12,2.27,2.41,2.57,2.73,2.89,3.05,3.22,3.38,3.55,3.72,3.90,4.07,4.25,4.42,4.60,4.78</text:p>
            </text:list-item>
          </text:list>
        </text:list-item>
        <text:list-item>
          <text:p text:style-name="P2">100 hz</text:p>
          <text:list>
            <text:list-item>
              <text:p text:style-name="P4">1.96, 2.25, 2.56,2.87,3.20,3.54,3.89,4.23,4.58,4.94,5.0,5,5,5,5,5,5,5,5,5</text:p>
            </text:list-item>
          </text:list>
        </text:list-item>
        <text:list-item>
          <text:p text:style-name="P2">1 Khz</text:p>
          <text:list>
            <text:list-item>
              <text:p text:style-name="P5">3.64,5,5,5,5,4.45,1.35,0,0.97,3.85,5,5,5,5,4.21,1.18,0,1.12,4.09,5</text:p>
            </text:list-item>
          </text:list>
        </text:list-item>
        <text:list-item>
          <text:p text:style-name="P2">1,5 Khz</text:p>
          <text:list>
            <text:list-item>
              <text:p text:style-name="P6">2.62,5,5,52.17,0,2.85,5,5,5,1.96,0,3.06,5,5,5,1.77,0.12,3.68,5</text:p>
            </text:list-item>
          </text:list>
        </text:list-item>
        <text:list-item>
          <text:p text:style-name="P2">3 Khz</text:p>
          <text:list>
            <text:list-item>
              <text:p text:style-name="P7">5,5,0.04,5,5,0,5,5,0,5,5,0,5,5,0,5,5,0,5,5</text:p>
            </text:list-item>
          </text:list>
        </text:list-item>
        <text:list-item>
          <text:p text:style-name="P2">5 Khz</text:p>
          <text:list>
            <text:list-item>
              <text:p text:style-name="P8">5,0,5,1.27,5,4.63,3.40,5,0.55,5,0.08,5,2.27,5,5,2.26,5,0.08,5,0.55</text:p>
            </text:list-item>
          </text:list>
        </text:list-item>
        <text:list-item>
          <text:p text:style-name="P2">10 Khz</text:p>
          <text:list>
            <text:list-item>
              <text:p text:style-name="P9">5, 5, 5, 3.14, 0.41, 0.11, 2.46, 5, 5, 5, 5, 4.38, 1.11, 0, 1.44, 4.89, 5, 5, 5, 3.14</text:p>
            </text:list-item>
          </text:list>
        </text:list-item>
      </text:list>
      <text:p text:style-name="P1"/>
      <text:p text:style-name="P1">Señal triangular</text:p>
      <text:p text:style-name="P1"/>
      <text:list xml:id="list140543999538721" text:continue-numbering="true" text:style-name="L1">
        <text:list-item>
          <text:p text:style-name="P2">1 hz</text:p>
          <text:list>
            <text:list-item>
              <text:p text:style-name="P10">2.59, 2.59, 2.59, 2.60, 2.60, 2.61, 2.61, 2.61, 2.61, 2.61, 2.61, 2.61, 2.61, 2.62, 2.62, 2.62, 2.62, 2.63, 2.63, 2.63</text:p>
            </text:list-item>
          </text:list>
        </text:list-item>
        <text:list-item>
          <text:p text:style-name="P2">50 hz</text:p>
          <text:list>
            <text:list-item>
              <text:p text:style-name="P11">5, 5, 5, 5, 4.98, 4.86, 4.74, 4.63, 4.53, 4.41, 4.30, 4.19, 4.08, 3.96, 3.85, 3.73, 3.62, 3.51, 3.40, 3.28</text:p>
            </text:list-item>
          </text:list>
        </text:list-item>
        <text:list-item>
          <text:p text:style-name="P2">100 hz</text:p>
          <text:list>
            <text:list-item>
              <text:p text:style-name="P12">5, 5, 5, 5, 5, 5, 5, 5, 5, 5, 5, 5, 5, 5, 5, 5, 5, 5, 5, 5</text:p>
            </text:list-item>
          </text:list>
        </text:list-item>
        <text:list-item>
          <text:p text:style-name="P2">1 Khz</text:p>
          <text:list>
            <text:list-item>
              <text:p text:style-name="P13">5, 5, 5, 2.91, 0.57, 1.66, 3.90, 5, 5, 5, 4.88, 2.65, 0.41, 1.82, 4.06, 5, 5, 5, 5</text:p>
            </text:list-item>
          </text:list>
        </text:list-item>
        <text:list-item>
          <text:p text:style-name="P2">1,5 Khz</text:p>
          <text:list>
            <text:list-item>
              <text:p text:style-name="P14">3.91, 5, 5, 5, 2.62, 0.73, 4.07, 5, 5, 5, 2.45, 0.89, 4.23, 5, 5, 5, 2.30, 1.05, 4.39, 5</text:p>
            </text:list-item>
          </text:list>
        </text:list-item>
        <text:list-item>
          <text:p text:style-name="P2">3 Khz</text:p>
          <text:list>
            <text:list-item>
              <text:p text:style-name="P15">0.72, 5, 5, 0.88, 5, 5, 1.04, 5, 5, 1.19, 5, 5, 1.37, 5, 5, 1.52, 5, 5, 1.68, 5</text:p>
            </text:list-item>
          </text:list>
        </text:list-item>
        <text:list-item>
          <text:p text:style-name="P2">5 Khz</text:p>
          <text:list>
            <text:list-item>
              <text:p text:style-name="P16">5, 3.29, 5, 5, 3.04, 5, 0.63, 5, 1.72, 5, 4.08, 4.64, 5, 2.24, 5, 0.09, 5, 2.51, 5, 4.87</text:p>
            </text:list-item>
          </text:list>
        </text:list-item>
        <text:list-item>
          <text:p text:style-name="P2">10 Khz</text:p>
          <text:list>
            <text:list-item>
              <text:p text:style-name="P17">1.88, 0.43, 2.85, 5, 5, 5, 5, 2.66, 0.25, 2.07, 4.47, 5, 5, 5, 5, 3.45, 1.03, 1.27, 3.67</text:p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4-04T13:38:26.745000000</meta:creation-date>
    <meta:generator>LibreOffice/6.4.2.2$Windows_X86_64 LibreOffice_project/4e471d8c02c9c90f512f7f9ead8875b57fcb1ec3</meta:generator>
    <dc:date>2022-04-04T14:05:43.509000000</dc:date>
    <meta:editing-duration>PT27M10S</meta:editing-duration>
    <meta:editing-cycles>15</meta:editing-cycles>
    <meta:document-statistic meta:table-count="0" meta:image-count="0" meta:object-count="0" meta:page-count="1" meta:paragraph-count="34" meta:word-count="258" meta:character-count="1463" meta:non-whitespace-character-count="1270"/>
  </office:meta>
</office:document-meta>
</file>